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AttributeContainer.removeScope( String keyName , Object 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AttributeContainer.isInScope( String ke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ttributeContainer.ScopedAttributeContainer( Object 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ttributeContainer.getScopedNam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ttributeContainer.isInScope( String keyName , Object 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ttributeContainer.getScop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ttributeContainer.removeScope( String ke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AttributeContainer.renameScope( Object newSco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